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531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0.84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italic" fo:font-weight="normal" officeooo:rsid="001b2b57" officeooo:paragraph-rsid="001b2b57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b2b57"/>
    </style:style>
    <style:style style:name="T4" style:family="text">
      <style:text-properties officeooo:rsid="001c0013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3">Aggiunta di un lavoretto in classe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2">Elena</text:span><text:span text:style-name="T1">: educatrice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39590216" text:style-name="L1">
              <text:list-item>
                <text:p text:style-name="P5">Elena è una maestra dell'asilo e oggi in classe ha fatto disegnare ai bambini della classe 2a A la loro casa. Visto che Luca ha terminato il suo disegno, Elena decide di inserirlo nel suo profilo su<text:span text:style-name="T3">l sistema</text:span>. Elena accede a<text:span text:style-name="T3">l sistema</text:span> ed esegue il login, viene indirizzata alla sua area personale e va su "Carica lavoro".</text:p>
                <text:list>
                  <text:list-item>
                    <text:list>
                      <text:list-item>
                        <text:p text:style-name="P5"><text:span text:style-name="T3">Il sistema</text:span> le mostra una finestra per il caricamento del file.</text:p>
                      </text:list-item>
                    </text:list>
                  </text:list-item>
                </text:list>
              </text:list-item>
              <text:list-item>
                <text:p text:style-name="P5">Elena sceglie l'immagine "Casetta in montagna.jpg" e sottomette il file</text:p>
                <text:list>
                  <text:list-item>
                    <text:list>
                      <text:list-item>
                        <text:p text:style-name="P5"><text:span text:style-name="T3">Il sistema</text:span> mostra il messaggio "Casetta in montagna pubblicato con successo"</text:p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6">Scenario N° <text:span text:style-name="T4">3</text:span>: <text:s/>Educatrice inserisce un lavoretto svolto in classe</text:p>
      <text:p text:style-name="P2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6S</meta:editing-duration>
    <meta:editing-cycles>10</meta:editing-cycles>
    <meta:generator>LibreOffice/3.6$Windows_x86 LibreOffice_project/da8c1e6-fd468f4-454e206-f42a4a9-143cfd</meta:generator>
    <dc:date>2012-10-22T19:46:59.09</dc:date>
    <meta:document-statistic meta:table-count="1" meta:image-count="0" meta:object-count="0" meta:page-count="1" meta:paragraph-count="13" meta:word-count="117" meta:character-count="704" meta:non-whitespace-character-count="596"/>
    <meta:user-defined meta:name="Info 1"/>
    <meta:user-defined meta:name="Info 2"/>
    <meta:user-defined meta:name="Info 3"/>
    <meta:user-defined meta:name="Info 4"/>
  </office:meta>
</office:document-meta>
</file>